
<file path=META-INF/manifest.xml><?xml version="1.0" encoding="utf-8"?>
<manifest:manifest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automatic-styles>
    <style:style style:name="Sect1" style:display-name="Sect1" style:family="section"/>
  </office:automatic-styles>
  <office:body>
    <office:text>
      <text:section text:style-name="Sect1" text:name="Сравнение графических нотаций (Activity диаграмма UML - BPMN)">
        <text:h text:outline-level="1" text:style-name="HeadingArticle">Сравнение графических нотаций (Activity диаграмма UML - BPMN)</text:h>
        <text:p text:style-name="TextBody">В самом начале проекта по выбору и внедрению системы управления бизнес-процессами в Консалтинговой группе "Руна" встал вопрос о выборе используемой графической нотации.  </text:p>
        <text:p text:style-name="TextBody">Рассматривались две нотации: UML Activity Diagram (далее UML AD) и BPMN. </text:p>
        <text:p text:style-name="TextBody">В тот период времени вышла статья про сравнение выразительной мощи UML AD и BPMN нотаций, основанное на реализацях с помощю этих нотаций типичных шаблонов бизнес-процессов (Workflow Patterns).: <text:a xlink:href="http://www.bptrends.com/publicationfiles/03-04%20WP%20Notations%20and%20Workflow%20Patterns%20-%20White.pdf"> Stephen A. White «Process Modeling Notations and Workflow Patterns».</text:a>. </text:p>
        <text:p text:style-name="TextBody">В качестве результата исследования в этой статье содержится утверждение, что выразительная мощь обеих нотаций примерно одинакова. </text:p>
        <text:p text:style-name="TextBody">Позже этот результат был подтвержден в более полном исследовании:   <text:a xlink:href="http://www.soberit.hut.fi/T-86/T-86.5161/2006/BPMN_vs_UML_final.pdf"> Lauri Eloranta, Eero Kallio, Ilkka Terho «A Notation Evaluation of BPMN and UML Activity Diagrams»</text:a></text:p>
        <text:p text:style-name="TextBody">Для выбора нотации в Руне было произведено небольшое исследование. На двух  листах бумаги была нарисована схема типичного бизнес-процесса в обеих нотациях. Для тестирования нотации была отобрана группа сотрудников Руны (около 10 человек). Листы предъявлялись сотруднику Руны и задавался вопрос: Какой рисунок более понятный? </text:p>
        <text:p text:style-name="TextBody">В результате исследования выяснилось следующее: Для половины сотрудников «понятность» обеих нотаций была примерно одинаковой,  BPMN нотация субъективно нравилась им даже немного больше. Однако другая половина - сотрудники с техническим образованием - однозначно выбирали UML AD нотацию. Они говорили примерно следующее: "В этой нотации изображение процессов очень похоже на блок-схемы, которые мы изучали в институте. Нам практически все понятно без объяснений". </text:p>
        <text:p text:style-name="TextBody">Также мы выяснили, что в начальной школе при изучении математики уже более десяти лет активно используются те же блок-схемы. Например, Петерсон Л. Г. Математика. Учебники для 1-4 класса, Дорофеев Г. В., Петерсон Л. Учебники для 5-6 класса. Поэтому большому числу людей, обучавшихся в этот период в школе (сейчас это значительная часть студентов российских ВУЗов), нотация, подобная блок-схемам, будет сразу интуитивно понятной.  </text:p>
        <text:p text:style-name="TextBody">Далее мы учли, что UML нотация имеет очень широкое распространение, например, с ней в той или иной степени знакомо большинство IT специалистов. Для того, чтобы "распространять ее в массы" не требуется много усилий, "консультанты" будут в IT отделе каждой компании. (В случае же BPMN нотации требуются учебные курсы, консультации,  и т. д.)  </text:p>
        <text:p text:style-name="TextBody">Поэтому в Руне для описания бизнес-процессов была выбрана UML AD нотация. </text:p>
        <text:p text:style-name="TextBody">Однако у BPMN-нотации есть свои сильные стороны, например, очень велика  марктинговая мощь софтвейерных компаний, продвигающих эту нотацию. Есть несколько  элементов, пользоваться которыми в BPMN нотации удобнее, чем в UML нотации. </text:p>
        <text:p text:style-name="TextBody">Кратко преимущества нотаций можно сформулировать так: </text:p>
        <text:p text:style-name="TextBody">Преимущества UML нотации относительно BPMN для российских пользователей.  </text:p>
        <text:list text:style-name="unorderedlist">
          <text:list-item>
            <text:p text:style-name="TextBody">UML нотация проще. Ее легче изучать.  </text:p>
          </text:list-item>
          <text:list-item>
            <text:p text:style-name="TextBody">Значительному числу пользователей графы процессов, нарисованные в UML нотации (с движением точек управления бизнес-процесса преимущественно сверху-вниз) более понятны, чем процессы, нарисованные в BPMN нотации.  </text:p>
          </text:list-item>
        </text:list>
        <text:p text:style-name="TextBody"/>
        <text:p text:style-name="TextBody">Преимущества BPMN нотации.  </text:p>
        <text:list text:style-name="unorderedlist">
          <text:list-item>
            <text:p text:style-name="TextBody">Более понятные изображения таймеров  </text:p>
          </text:list-item>
          <text:list-item>
            <text:p text:style-name="TextBody">Существенно более удобно работать с бизнес-исключениями</text:p>
          </text:list-item>
        </text:list>
        <text:p text:style-name="TextBody"/>
      </text:section>
    </office:text>
  </office:body>
</office:document-content>
</file>

<file path=styles.xml><?xml version="1.0" encoding="utf-8"?>
<office:document-styles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styles>
    <style:style style:name="Dumbcolumn" style:display-name="Dumbcolumn" style:family="table-column">
      <style:table-column-properties style:column-width="1.0in"/>
    </style:style>
    <style:style style:name="IndentedSingle" style:display-name="IndentedSingle" style:family="paragraph">
      <style:paragraph-properties fo:margin-top="0.05in" fo:orphans="3" fo:margin-left="0.12in" fo:margin-right="0in" fo:keep-together="always" fo:margin-bottom="0.04in"/>
      <style:text-properties style:font-name="DejaVuSerif"/>
    </style:style>
    <style:style style:name="IndentedDouble" style:display-name="IndentedDouble" style:family="paragraph">
      <style:paragraph-properties fo:margin-top="0.05in" fo:orphans="3" fo:margin-left="0.24in" fo:margin-right="0in" fo:keep-together="always" fo:margin-bottom="0.04in"/>
      <style:text-properties style:font-name="DejaVuSerif"/>
    </style:style>
    <style:style style:name="IndentedTriple" style:display-name="IndentedTriple" style:family="paragraph">
      <style:paragraph-properties fo:margin-top="0.05in" fo:orphans="3" fo:margin-left="0.36in" fo:margin-right="0in" fo:keep-together="always" fo:margin-bottom="0.04in"/>
      <style:text-properties style:font-name="DejaVuSerif"/>
    </style:style>
    <style:style style:name="Strike" style:display-name="Strike" style:family="text">
      <style:text-properties style:text-line-through-style="solid" style:font-name="DejaVuSerif"/>
    </style:style>
    <style:style style:name="Big" style:display-name="Big" style:family="text">
      <style:text-properties style:font-name="DejaVuSerif" fo:font-size="125%"/>
    </style:style>
    <style:style style:name="Small" style:display-name="Small" style:family="text">
      <style:text-properties style:font-name="DejaVuSerif" fo:font-size="80%"/>
    </style:style>
    <style:style style:name="Blockquote" style:display-name="Blockquote" style:family="paragraph">
      <style:paragraph-properties fo:margin-top="0in" fo:orphans="3" fo:margin-left="0.12in" fo:margin-right="0.12in" fo:keep-together="always" fo:margin-bottom="0.15in"/>
      <style:text-properties style:font-name="DejaVuSerif"/>
    </style:style>
    <style:style style:name="Underline" style:display-name="Underline" style:family="text">
      <style:text-properties style:font-name="DejaVuSerif" style:text-underline-style="solid"/>
    </style:style>
    <style:style style:name="Sup" style:display-name="Sup" style:family="text">
      <style:text-properties style:text-position="super" style:font-name="DejaVuSerif"/>
    </style:style>
    <style:style style:name="Sub" style:display-name="Sub" style:family="text">
      <style:text-properties style:text-position="-30% 50%" style:font-name="DejaVuSerif"/>
    </style:style>
    <style:style style:name="Center" style:display-name="Center" style:family="paragraph">
      <style:paragraph-properties fo:text-align="center"/>
      <style:text-properties style:font-name="DejaVuSerif"/>
    </style:style>
    <style:style style:name="Formula" style:display-name="Formula" style:family="graphic"/>
    <style:style style:name="HeadingArticle" style:display-name="HeadingArticle" style:default-outline-level="1" style:family="paragraph">
      <style:paragraph-properties fo:margin-top="0in" fo:keep-with-next="always" fo:margin-bottom="0.15in"/>
      <style:text-properties style:font-name="DejaVuSans" fo:font-size="24pt"/>
    </style:style>
    <style:style style:name="Heading1" style:display-name="Heading1" style:default-outline-level="2" style:family="paragraph">
      <style:paragraph-properties fo:margin-top="0.3in" fo:keep-with-next="always" fo:margin-bottom="0.15in"/>
      <style:text-properties style:font-name="DejaVuSans" fo:font-size="20pt"/>
    </style:style>
    <style:style style:name="Heading2" style:display-name="Heading2" style:default-outline-level="3" style:family="paragraph">
      <style:text-properties style:font-name="DejaVuSans" fo:font-size="18pt"/>
      <style:paragraph-properties fo:margin-top="0.3in" fo:keep-with-next="always" fo:margin-bottom="0.08in"/>
    </style:style>
    <style:style style:name="Heading3" style:display-name="Heading3" style:default-outline-level="4" style:family="paragraph">
      <style:text-properties style:font-name="DejaVuSans" fo:font-size="16pt"/>
      <style:paragraph-properties fo:margin-top="0.3in" fo:keep-with-next="always" fo:margin-bottom="0.05in"/>
    </style:style>
    <style:style style:name="Heading4" style:display-name="Heading4" style:default-outline-level="5" style:family="paragraph">
      <style:text-properties style:font-name="DejaVuSans" fo:font-size="14pt"/>
      <style:paragraph-properties fo:margin-top="0.3in" fo:keep-with-next="always" fo:margin-bottom="0.05in"/>
    </style:style>
    <style:style style:name="Heading5" style:display-name="Heading5" style:default-outline-level="6" style:family="paragraph">
      <style:text-properties style:font-name="DejaVuSans" fo:font-size="10pt"/>
      <style:paragraph-properties fo:margin-top="0.3in" fo:keep-with-next="always" fo:margin-bottom="0.05in"/>
    </style:style>
    <style:style style:name="TextBody" style:display-name="TextBody" style:family="paragraph">
      <style:paragraph-properties fo:margin-top="0.04in" fo:orphans="3" fo:keep-together="always" style:punctuation-wrap="hanging" fo:margin-bottom="0.05in" fo:text-align="left" style:line-break="strict"/>
      <style:text-properties fo:language="en" style:font-name="DejaVuSerif" fo:font-size="12pt" fo:country="US"/>
    </style:style>
    <style:style style:name="Bold" style:display-name="Bold" style:family="text">
      <style:text-properties fo:font-weight="bold" style:font-name="DejaVuSerif"/>
    </style:style>
    <style:style style:name="Emphasis" style:display-name="Emphasis" style:family="text">
      <style:text-properties style:font-name="DejaVuSerif" fo:font-style="italic"/>
    </style:style>
    <style:style style:name="Teletyped" style:display-name="Teletyped" style:family="text">
      <style:text-properties style:font-name="DejaVumono" fo:font-size="80%"/>
    </style:style>
    <style:style style:name="Preformatted" style:display-name="Preformatted" style:family="paragraph">
      <style:paragraph-properties fo:margin-top=".25in" fo:background-color="#e6e6e6" fo:orphans="3" fo:margin-left=".25in" fo:margin-right=".25in" fo:keep-together="always" fo:margin-bottom=".25in"/>
      <style:text-properties style:font-name="DejaVumono" fo:font-size="10pt"/>
    </style:style>
    <text:list-style style:name="FootnoteList" style:display-name="FootnoteList">
      <text:list-level-style-number style:num-format="1" text:level="1">
        <style:list-level-properties text:min-label-width="0.2in" text:space-before="0.02in"/>
      </text:list-level-style-number>
    </text:list-style>
    <style:style style:name="Footnote" style:list-style-name="FootnoteList" style:display-name="Footnote" style:family="paragraph">
      <style:text-properties style:font-name="DejaVuSerif" fo:font-size="10pt"/>
    </style:style>
    <style:style style:name="HorizontalLine" style:display-name="HorizontalLine" style:family="paragraph">
      <style:paragraph-properties fo:margin-top="0in" fo:border-top="none" fo:padding="0in" style:border-line-width-bottom="0.0008in 0.0138in 0.0008in" fo:border-left="none" fo:border-right="none" fo:margin-bottom="0.1965in" fo:border-bottom="0.0154in double #808080"/>
    </style:style>
    <text:list-style style:name="numberedlist" style:display-name="numberedlist">
      <text:list-level-style-number style:num-prefix="  " style:num-format="1" style:num-suffix=".  " text:level="1"/>
      <text:list-level-style-number style:num-prefix="  " style:num-format="a" style:num-suffix=")  " text:level="2"/>
      <text:list-level-style-bullet style:num-prefix="  " style:num-suffix="   " text:bullet-char="•" text:level="3"/>
    </text:list-style>
    <text:list-style style:name="unorderedlist" style:display-name="unorderedlist">
      <text:list-level-style-bullet style:num-prefix="   " style:num-suffix="   " text:bullet-char="•" text:level="1"/>
    </text:list-style>
    <text:list-style style:name="definitionlist" style:display-name="definitionlist">
      <text:list-level-style-bullet style:num-suffix="" text:bullet-char=" " text:level="1"/>
    </text:list-style>
    <style:style style:name="definitionterm" style:display-name="definitionterm" style:family="paragraph">
      <style:text-properties fo:font-weight="bold" style:font-name="DejaVuSerif"/>
    </style:style>
    <style:style style:name="mwlibfrmOuterCenter" style:display-name="mwlibfrmOuterCenter" style:parent-style-name="mwlibfrmOuter" style:family="graphic">
      <style:graphic-properties fo:margin-top="0.1in" dr3d:shadow="none" style:vertical-pos="from-top" fo:background-color="transparent" style:wrap="paralell" fo:padding="0.0402in" fo:margin-left="0.1in" fo:border="0.0138in solid #c0c0c0" style:horizontal-pos="center" style:number-wrapped-paragraphs="no-limit" fo:margin-bottom="0.1in" style:vertical-rel="paragraph" style:horizontal-rel="paragraph" fo:margin-right="0.1in"/>
    </style:style>
    <style:style style:name="mwlibfrmOuterLeft" style:display-name="mwlibfrmOuterLeft" style:parent-style-name="mwlibfrmOuter" style:family="graphic">
      <style:graphic-properties fo:margin-top="0.1in" dr3d:shadow="none" style:vertical-pos="from-top" fo:background-color="transparent" style:wrap="right" fo:padding="0.0402in" fo:margin-left="0.1in" fo:border="0.0138in solid #c0c0c0" style:horizontal-pos="left" style:number-wrapped-paragraphs="no-limit" fo:margin-bottom="0.1in" style:vertical-rel="paragraph" style:horizontal-rel="paragraph" fo:margin-right="0.1in"/>
    </style:style>
    <style:style style:name="mwlibfrmOuterRight" style:display-name="mwlibfrmOuterRight" style:parent-style-name="mwlibfrmOuter" style:family="graphic">
      <style:graphic-properties fo:margin-top="0.1in" dr3d:shadow="none" style:vertical-pos="from-top" fo:background-color="transparent" style:wrap="left" fo:padding="0.0402in" fo:margin-left="0.1in" fo:border="0.0138in solid #c0c0c0" style:horizontal-pos="right" style:number-wrapped-paragraphs="no-limit" fo:margin-bottom="0.1in" style:vertical-rel="paragraph" style:horizontal-rel="paragraph" fo:margin-right="0.1in"/>
    </style:style>
    <style:style style:name="mwlib_frmInner" style:display-name="mwlib_frmInner" style:family="graphic">
      <style:graphic-properties draw:red="0%" style:mirror="none" fo:clip="rect(0in 0in 0in 0in)" draw:image-opacity="100%" style:horizontal-pos="center" draw:contrast="0%" draw:color-mode="standard" draw:green="0%" draw:blue="0%" draw:gamma="100%" style:vertical-rel="paragraph" draw:luminance="0%" style:horizontal-rel="paragraph" style:vertical-pos="from-top" draw:color-inversion="false"/>
    </style:style>
    <style:style style:name="ImageCaption" style:display-name="ImageCaption" style:parent-style-name="TextBody" style:family="paragraph">
      <style:paragraph-properties fo:text-align="center" style:justify-single-word="false"/>
      <style:text-properties style:font-name="DejaVuSerif" fo:font-size="10pt"/>
    </style:style>
    <style:style style:name="TableCaption" style:display-name="TableCaption" style:family="paragraph">
      <style:paragraph-properties fo:text-align="center" fo:margin-bottom="0.1in"/>
      <style:text-properties fo:font-weight="bold" style:font-name="DejaVuSerif"/>
    </style:style>
    <style:style style:name="SectTable" style:display-name="SectTable" style:family="section"/>
  </office:styles>
  <office:automatic-styles/>
</office:document-styles>
</file>

<file path=meta.xml><?xml version="1.0" encoding="utf-8"?>
<office:document-meta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2</meta:generator>
  </office:meta>
</office:document-meta>
</file>